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1 6 1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główek2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2">ZADANIE 2</text:h>
      <text:p text:style-name="Normalny">Oba przykłady stworzone jako problemy rozwiązywane przez fikcyjną aplikacje “Menedżer wyczieczek rowerowych” która powstała na potrzeby przedmiotu Inżyniera Oprogramowania w poprzednim semestrze.</text:p>
      <text:p text:style-name="Normalny"/>
      <text:h text:style-name="Nagłówek3" text:outline-level="3">BRIEF</text:h>
      <text:p text:style-name="Normalny"/>
      <text:p text:style-name="Normalny">Usunięcie przewodnika wycieczek z systemu - Pracownik biura przechodzi do panelu zarządzania przewodnikami. Otwiera formularz wyszukiwania i wpisuje dane przewodnika którego chce usunąć takie jak pesel czy nazwisko. Po wyszukaniu przez system przewodnika, pracownik wybiera opcje usunięcie go a następnie potwierdza swoją decyzje.</text:p>
      <text:p text:style-name="Normalny"/>
      <text:h text:style-name="Nagłówek3" text:outline-level="3">FULLY DRESSED</text:h>
      <text:p text:style-name="Normalny"/>
      <text:p text:style-name="Normalny">Zapisanie nowego klienta na wycieczkę</text:p>
      <text:p text:style-name="Normalny">Nazwa: Zapisanie nowego klienta na wycieczke</text:p>
      <text:p text:style-name="Normalny">Twórca: Dawid Dudek</text:p>
      <text:p text:style-name="Normalny">Poziom ważności: Wysoki</text:p>
      <text:p text:style-name="Normalny">Typ przypadku użycia - niezbędny</text:p>
      <text:p text:style-name="Normalny">Aktorzy: Pracownik biura, klient</text:p>
      <text:p text:style-name="Normalny">Krótki opis - pracownik biura zapisuje na wycieczke klienta który wcześniej nie korzystał z usług biura ( nie znajduje się w systemie)</text:p>
      <text:p text:style-name="Normalny">Warunki wstępne</text:p>
      <text:p text:style-name="Normalny">Pracownik zalogowany do systemu</text:p>
      <text:p text:style-name="Normalny">Wycieczka na którą ma być zapisany klient istnieje w systemie</text:p>
      <text:p text:style-name="Normalny">Dane klienta nie znajdują się w systemie.</text:p>
      <text:p text:style-name="Normalny">Dane klienta zostały zapisane w systemie,</text:p>
      <text:p text:style-name="Normalny">Klient został zapisany na wycieczkę.</text:p>
      <text:p text:style-name="Normalny">Pracownik przechodzi do panelu wycieczek</text:p>
      <text:p text:style-name="Normalny">System wyświetla ekran na którym wyświetlają się wszystkie dostępne wycieczki oraz opcja filtrowania</text:p>
      <text:p text:style-name="Normalny">Pracownik wybiera opcje filtrowania.</text:p>
      <text:p text:style-name="Normalny">System wyświetla formularz z przyciskiem “szukaj” oraz następującymi polami:</text:p>
      <text:p text:style-name="Normalny">Nazwa Wycieczki</text:p>
      <text:p text:style-name="Normalny">Liczba osób</text:p>
      <text:p text:style-name="Normalny">Liczba przewodników</text:p>
      <text:p text:style-name="Normalny">Kwota wycieczki</text:p>
      <text:p text:style-name="Normalny">Pracownik wpisuje nazwe wycieczki na którą klient chciał się zapisać</text:p>
      <text:p text:style-name="Normalny">Pracownik klika przycisk “szukaj”</text:p>
      <text:p text:style-name="Normalny">System wyświetla wszystkie wycieczki które zostały dopasowane na podstawie danych w formularzu filtrowania</text:p>
      <text:p text:style-name="Normalny">Pracownik klika na interesującą go wycieczke.</text:p>
      <text:p text:style-name="Normalny">System wyświetla ekran z przyciskiem “dodaj nowego klienta”, “dodaj klienta”, “usuń wycieczkę” oraz “edytuj wycieczkę”.</text:p>
      <text:p text:style-name="Normalny">Pracownik wybiera opcje dodania nowego klienta.</text:p>
      <text:soft-page-break/>
      <text:p text:style-name="Normalny">System wyświetla formularz z przyciskiem “dodaj” oraz następującymi polami:</text:p>
      <text:p text:style-name="Normalny">Imię</text:p>
      <text:p text:style-name="Normalny">Nazwisko</text:p>
      <text:p text:style-name="Normalny">Pesel</text:p>
      <text:p text:style-name="Normalny">Adres</text:p>
      <text:p text:style-name="Normalny">Numer telefonu</text:p>
      <text:p text:style-name="Normalny">Pracownik uzupełnia formularz</text:p>
      <text:p text:style-name="Normalny">Pracownik klika przycisk dodaj</text:p>
      <text:p text:style-name="Normalny">System wyświetla ekran z danymi, które zostały wpisane przez pracownika i prosi o potwierdzenie poprawności</text:p>
      <text:p text:style-name="Normalny">Pracownik potwierdza poprawność za pomocą kliknięcia w przycisk “Zapisz”</text:p>
      <text:p text:style-name="Normalny">Warunki końcowe:</text:p>
      <text:p text:style-name="Normalny">Główny scenariusz sukcesu:</text:p>
      <text:p text:style-name="Normalny">Alternatywne przepływy wydarzeń:</text:p>
      <text:p text:style-name="Normalny">15.a) Pracownik wybiera opcję edytuj i zmienia błędnie podane dane klienta</text:p>
      <text:p text:style-name="Normalny">6a) Pracownik wpisuję inne dane które ułatwiają znalezienie wycieczki - np kwotę.</text:p>
      <text:p text:style-name="Normalny">Specjalne wymagania: Brak</text:p>
      <text:p text:style-name="Normalny">Notatki: Pracownik biura może w dowolnym momencie anulować wykonywaną czynność. W takim wypadku wszystkie podane dane powinny zostać zapomniane przez system. Dodanie klienta do wycieczki po kliknięciu zapisz nie powinno trwać dłużej niż 0.5 sekundy.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1 6 1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25in" fo:margin-bottom="0.125in" fo:line-height="150%"/>
      <style:text-properties style:font-name="Calibri Light" fo:font-weight="bold" style:font-weight-asian="bold" style:font-weight-complex="bold" fo:font-size="26pt" style:font-size-asian="26pt" style:font-size-complex="2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/>
      <style:text-properties style:font-name="Calibri Light" fo:font-weight="bold" style:font-weight-asian="bold" style:font-weight-complex="bold" fo:font-size="22pt" style:font-size-asian="22pt" style:font-size-complex="22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/>
      <style:text-properties style:font-name="Calibri Light" fo:font-weight="bold" style:font-weight-asian="bold" style:font-weight-complex="bold" fo:font-size="18pt" style:font-size-asian="18pt" style:font-size-complex="18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/>
      <style:text-properties style:font-name="Calibri Light" fo:font-weight="bold" style:font-weight-asian="bold" style:font-weight-complex="bold" fo:font-size="16pt" style:font-size-asian="16pt" style:font-size-complex="16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/>
      <style:text-properties style:font-name="Calibri Light" fo:font-weight="bold" style:font-weight-asian="bold" style:font-weight-complex="bold" fo:font-size="14pt" style:font-size-asian="14pt" style:font-size-complex="14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/>
      <style:text-properties style:font-name="Calibri Light" fo:font-weight="bold" style:font-weight-asian="bold" style:font-weight-complex="bold" fo:hyphenate="false"/>
    </style:style>
    <style:style style:name="Normalny" style:display-name="Normalny" style:family="paragraph">
      <style:paragraph-properties fo:widows="0" fo:orphans="0"/>
      <style:text-properties fo:hyphenate="false"/>
    </style:style>
    <style:style style:name="Domyślnaczcionkaakapitu" style:display-name="Domyślna czcionka akapitu" style:family="text"/>
    <style:style style:name="Heading1Char" style:display-name="Heading 1 Char" style:family="text" style:parent-style-name="Domyślnaczcionkaakapitu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Użytkownik systemu Windows</dc:creator>
    <meta:creation-date>2021-03-14T10:10:00Z</meta:creation-date>
    <dc:date>2021-03-14T10:10:00Z</dc:date>
    <meta:template xlink:href="Normal" xlink:type="simple"/>
    <meta:editing-cycles>2</meta:editing-cycles>
    <meta:editing-duration>PT0S</meta:editing-duration>
    <meta:document-statistic meta:page-count="2" meta:paragraph-count="5" meta:word-count="390" meta:character-count="2729" meta:row-count="19" meta:non-whitespace-character-count="2344"/>
  </office:meta>
</office:document-meta>
</file>